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EMA Step Mo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93D H 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D Dis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 adapter arduino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5W</text:p>
          </table:table-cell>
        </table:table-row>
        <table:table-row table:style-name="ro1">
          <table:table-cell office:value-type="string" calcext:value-type="string">
            <text:p>AC adapter raspberry 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D Dis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alignment axi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ect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zo Buzz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bread bo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entio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ts of tap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0:43:50.738660741</meta:creation-date>
    <dc:date>2019-01-02T20:50:29.716026616</dc:date>
    <meta:editing-duration>PT6M40S</meta:editing-duration>
    <meta:editing-cycles>1</meta:editing-cycles>
    <meta:document-statistic meta:table-count="1" meta:cell-count="22" meta:object-count="0"/>
    <meta:generator>LibreOffice/5.1.6.2$Linux_ARM_EABI LibreOffice_project/10m0$Build-2</meta:generator>
  </office:meta>
</office:document-meta>
</file>